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fo:font-weight="bold" officeooo:rsid="001e896e" officeooo:paragraph-rsid="001e896e" style:font-weight-asian="bold" style:font-weight-complex="bold"/>
    </style:style>
    <style:style style:name="P2" style:family="paragraph" style:parent-style-name="Standard">
      <style:text-properties fo:color="#800000" fo:font-weight="bold" officeooo:rsid="002245b7" officeooo:paragraph-rsid="002245b7" style:font-weight-asian="bold" style:font-weight-complex="bold"/>
    </style:style>
    <style:style style:name="P3" style:family="paragraph" style:parent-style-name="Standard">
      <style:text-properties fo:color="#000000" fo:font-weight="bold" officeooo:rsid="0019dacc" officeooo:paragraph-rsid="003ee68f" style:font-weight-asian="bold" style:font-weight-complex="bold"/>
    </style:style>
    <style:style style:name="P4" style:family="paragraph" style:parent-style-name="Standard">
      <style:text-properties fo:color="#000000" fo:font-weight="bold" officeooo:rsid="001f3ef3" officeooo:paragraph-rsid="006c9f90" style:font-weight-asian="bold" style:font-weight-complex="bold"/>
    </style:style>
    <style:style style:name="P5" style:family="paragraph" style:parent-style-name="Standard">
      <style:text-properties fo:color="#000000" fo:font-weight="bold" officeooo:rsid="001f3ef3" officeooo:paragraph-rsid="0021c4f2" style:font-weight-asian="bold" style:font-weight-complex="bold"/>
    </style:style>
    <style:style style:name="P6" style:family="paragraph" style:parent-style-name="Standard">
      <style:text-properties fo:color="#000000" fo:font-weight="bold" officeooo:rsid="002270f2" officeooo:paragraph-rsid="006c9f90" style:font-weight-asian="bold" style:font-weight-complex="bold"/>
    </style:style>
    <style:style style:name="P7" style:family="paragraph" style:parent-style-name="Standard">
      <style:text-properties fo:color="#000000" fo:font-weight="normal" officeooo:rsid="002270f2" officeooo:paragraph-rsid="0021c4f2" style:font-weight-asian="normal" style:font-weight-complex="normal"/>
    </style:style>
    <style:style style:name="P8" style:family="paragraph" style:parent-style-name="Standard">
      <style:text-properties fo:color="#000000" fo:font-weight="normal" officeooo:rsid="002c6b9f" officeooo:paragraph-rsid="0021c4f2" style:font-weight-asian="normal" style:font-weight-complex="normal"/>
    </style:style>
    <style:style style:name="P9" style:family="paragraph" style:parent-style-name="Standard">
      <style:text-properties fo:color="#0000ff" fo:font-weight="bold" officeooo:rsid="0019dacc" officeooo:paragraph-rsid="003ee68f" style:font-weight-asian="bold" style:font-weight-complex="bold"/>
    </style:style>
    <style:style style:name="P10" style:family="paragraph" style:parent-style-name="Standard">
      <style:text-properties fo:color="#990000" fo:font-weight="bold" officeooo:rsid="0033e4c4" officeooo:paragraph-rsid="0043bed6" style:font-weight-asian="bold" style:font-weight-complex="bold"/>
    </style:style>
    <style:style style:name="P11" style:family="paragraph" style:parent-style-name="Standard">
      <style:text-properties officeooo:rsid="001ad3c4" officeooo:paragraph-rsid="001ad3c4"/>
    </style:style>
    <style:style style:name="P12" style:family="paragraph" style:parent-style-name="Standard">
      <style:text-properties officeooo:rsid="001d79ef" officeooo:paragraph-rsid="001d79ef"/>
    </style:style>
    <style:style style:name="P13" style:family="paragraph" style:parent-style-name="Standard">
      <style:text-properties officeooo:rsid="001dd1cd" officeooo:paragraph-rsid="001dd1cd"/>
    </style:style>
    <style:style style:name="P14" style:family="paragraph" style:parent-style-name="Standard">
      <style:text-properties fo:color="#000000" fo:font-weight="bold" officeooo:rsid="0019dacc" officeooo:paragraph-rsid="001d79ef" style:font-weight-asian="bold" style:font-weight-complex="bold"/>
    </style:style>
    <style:style style:name="P15" style:family="paragraph" style:parent-style-name="Standard">
      <style:text-properties fo:color="#000000" fo:font-weight="bold" officeooo:rsid="0033e4c4" officeooo:paragraph-rsid="002245b7" style:font-weight-asian="bold" style:font-weight-complex="bold"/>
    </style:style>
    <style:style style:name="P16" style:family="paragraph" style:parent-style-name="Standard">
      <style:text-properties fo:color="#000000" fo:font-weight="bold" officeooo:rsid="0021aef0" officeooo:paragraph-rsid="0021aef0" style:font-weight-asian="bold" style:font-weight-complex="bold"/>
    </style:style>
    <style:style style:name="P17" style:family="paragraph" style:parent-style-name="Standard">
      <style:text-properties fo:color="#000000" fo:font-weight="bold" officeooo:rsid="002214cd" officeooo:paragraph-rsid="0021aef0" style:font-weight-asian="bold" style:font-weight-complex="bold"/>
    </style:style>
    <style:style style:name="P18" style:family="paragraph" style:parent-style-name="Standard">
      <style:text-properties fo:color="#000000" fo:font-weight="bold" officeooo:rsid="0023253b" officeooo:paragraph-rsid="0023253b" style:font-weight-asian="bold" style:font-weight-complex="bold"/>
    </style:style>
    <style:style style:name="P19" style:family="paragraph" style:parent-style-name="Standard">
      <style:text-properties fo:color="#000000" fo:font-weight="bold" officeooo:rsid="0023253b" officeooo:paragraph-rsid="002481f9" style:font-weight-asian="bold" style:font-weight-complex="bold"/>
    </style:style>
    <style:style style:name="P20" style:family="paragraph" style:parent-style-name="Standard">
      <style:text-properties fo:color="#000000" fo:font-weight="normal" officeooo:rsid="002270f2" officeooo:paragraph-rsid="0021c4f2" style:font-weight-asian="normal" style:font-weight-complex="normal"/>
    </style:style>
    <style:style style:name="P21" style:family="paragraph" style:parent-style-name="Standard">
      <style:text-properties fo:color="#800000" fo:font-weight="bold" officeooo:rsid="001e896e" officeooo:paragraph-rsid="001e896e" style:font-weight-asian="bold" style:font-weight-complex="bold"/>
    </style:style>
    <style:style style:name="P22" style:family="paragraph" style:parent-style-name="Standard">
      <style:text-properties fo:color="#661900" fo:font-weight="bold" style:font-weight-asian="bold" style:font-weight-complex="bold"/>
    </style:style>
    <style:style style:name="P23" style:family="paragraph" style:parent-style-name="Standard">
      <style:text-properties fo:color="#661900" fo:font-weight="bold" officeooo:rsid="001ad3c4" officeooo:paragraph-rsid="001ad3c4" style:font-weight-asian="bold" style:font-weight-complex="bold"/>
    </style:style>
    <style:style style:name="P24" style:family="paragraph" style:parent-style-name="Standard">
      <style:text-properties fo:color="#661900" fo:font-weight="bold" officeooo:rsid="0023253b" officeooo:paragraph-rsid="0023253b" style:font-weight-asian="bold" style:font-weight-complex="bold"/>
    </style:style>
    <style:style style:name="P25" style:family="paragraph" style:parent-style-name="Standard">
      <style:text-properties fo:color="#0000ff" fo:font-weight="bold" officeooo:rsid="001f3ef3" officeooo:paragraph-rsid="001d79ef" style:font-weight-asian="bold" style:font-weight-complex="bold"/>
    </style:style>
    <style:style style:name="P26" style:family="paragraph" style:parent-style-name="Standard">
      <style:text-properties fo:color="#0000ff" fo:font-weight="bold" officeooo:rsid="00292af4" officeooo:paragraph-rsid="00292af4" style:font-weight-asian="bold" style:font-weight-complex="bold"/>
    </style:style>
    <style:style style:name="P27" style:family="paragraph" style:parent-style-name="Standard">
      <style:text-properties fo:color="#990000" fo:font-weight="bold" officeooo:rsid="0033e4c4" officeooo:paragraph-rsid="0033e4c4" style:font-weight-asian="bold" style:font-weight-complex="bold"/>
    </style:style>
    <style:style style:name="P28" style:family="paragraph" style:parent-style-name="Standard">
      <style:text-properties fo:color="#990000" fo:font-weight="bold" officeooo:rsid="0033e4c4" officeooo:paragraph-rsid="0021aef0" style:font-weight-asian="bold" style:font-weight-complex="bold"/>
    </style:style>
    <style:style style:name="P29" style:family="paragraph" style:parent-style-name="Standard">
      <style:text-properties fo:color="#990000" fo:font-weight="bold" officeooo:rsid="0033e4c4" officeooo:paragraph-rsid="002214cd" style:font-weight-asian="bold" style:font-weight-complex="bold"/>
    </style:style>
    <style:style style:name="P30" style:family="paragraph" style:parent-style-name="Standard">
      <style:text-properties fo:color="#990000" fo:font-weight="bold" officeooo:rsid="001fed3f" officeooo:paragraph-rsid="001fed3f" style:font-weight-asian="bold" style:font-weight-complex="bold"/>
    </style:style>
    <style:style style:name="P31" style:family="paragraph" style:parent-style-name="Standard">
      <style:text-properties fo:color="#990000" fo:font-weight="bold" officeooo:rsid="00292af4" officeooo:paragraph-rsid="00292af4" style:font-weight-asian="bold" style:font-weight-complex="bold"/>
    </style:style>
    <style:style style:name="P32" style:family="paragraph" style:parent-style-name="Standard">
      <style:text-properties fo:color="#0000cc" fo:font-weight="bold" officeooo:rsid="001d79ef" officeooo:paragraph-rsid="001d79ef" style:font-weight-asian="bold" style:font-weight-complex="bold"/>
    </style:style>
    <style:style style:name="P33" style:family="paragraph" style:parent-style-name="Standard">
      <style:text-properties fo:color="#0000cc" fo:font-weight="bold" officeooo:rsid="00292af4" officeooo:paragraph-rsid="00292af4" style:font-weight-asian="bold" style:font-weight-complex="bold"/>
    </style:style>
    <style:style style:name="P34" style:family="paragraph" style:parent-style-name="Standard">
      <style:text-properties fo:color="#0000cc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text-properties fo:color="#0000cc" fo:font-size="16pt" fo:font-weight="bold" officeooo:rsid="0021aef0" officeooo:paragraph-rsid="0021aef0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1ad3c4"/>
    </style:style>
    <style:style style:name="T2" style:family="text">
      <style:text-properties officeooo:rsid="001dd1cd"/>
    </style:style>
    <style:style style:name="T3" style:family="text">
      <style:text-properties fo:color="#0000ff"/>
    </style:style>
    <style:style style:name="T4" style:family="text">
      <style:text-properties fo:color="#0000ff" officeooo:rsid="003ee68f"/>
    </style:style>
    <style:style style:name="T5" style:family="text">
      <style:text-properties officeooo:rsid="003ee68f"/>
    </style:style>
    <style:style style:name="T6" style:family="text">
      <style:text-properties officeooo:rsid="001e89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1c4f2"/>
    </style:style>
    <style:style style:name="T9" style:family="text">
      <style:text-properties officeooo:rsid="002df72c"/>
    </style:style>
    <style:style style:name="T10" style:family="text">
      <style:text-properties officeooo:rsid="0043bed6"/>
    </style:style>
    <style:style style:name="T11" style:family="text">
      <style:text-properties officeooo:rsid="001eb937"/>
    </style:style>
    <style:style style:name="T12" style:family="text">
      <style:text-properties fo:color="#000000"/>
    </style:style>
    <style:style style:name="T13" style:family="text">
      <style:text-properties officeooo:rsid="002ec0e0"/>
    </style:style>
    <style:style style:name="T14" style:family="text">
      <style:text-properties officeooo:rsid="002214cd"/>
    </style:style>
    <style:style style:name="T15" style:family="text">
      <style:text-properties fo:color="#990000" officeooo:rsid="0033e4c4"/>
    </style:style>
    <style:style style:name="T16" style:family="text">
      <style:text-properties fo:color="#990000" officeooo:rsid="002ec0e0"/>
    </style:style>
    <style:style style:name="T17" style:family="text">
      <style:text-properties fo:color="#990000" officeooo:rsid="002df72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cc"/>
    </style:style>
    <style:style style:name="T20" style:family="text">
      <style:text-properties fo:color="#0000cc" fo:font-weight="bold" style:font-weight-asian="bold" style:font-weight-complex="bold"/>
    </style:style>
    <style:style style:name="T21" style:family="text">
      <style:text-properties officeooo:rsid="00292af4"/>
    </style:style>
    <style:style style:name="T22" style:family="text">
      <style:text-properties officeooo:rsid="00381c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/></text:p>
      <text:p text:style-name="P34"><text:s text:c="44"/><text:span text:style-name="T1">Docker Image – Live Implementation</text:span></text:p>
      <text:p text:style-name="P34"><text:s text:c="43"/><text:span text:style-name="T1">=============================</text:span></text:p>
      <text:p text:style-name="P22"/>
      <text:p text:style-name="P23">Description:</text:p>
      <text:p text:style-name="P23">==========</text:p>
      <text:p text:style-name="P11"/>
      <text:p text:style-name="P11"><text:s text:c="18"/>We are going to see about docker live implementation .. </text:p>
      <text:p text:style-name="P11"/>
      <text:p text:style-name="P23"/>
      <text:p text:style-name="P32">STEP-1 : <text:s/><text:span text:style-name="T2">(In local Docker machine)</text:span></text:p>
      <text:p text:style-name="P32">======= <text:span text:style-name="T2">====================</text:span></text:p>
      <text:p text:style-name="P12"/>
      <text:p text:style-name="P14">Create one direcctory and put all the project files into that directory .</text:p>
      <text:p text:style-name="P3"/>
      <text:p text:style-name="P3">For example, <text:s/></text:p>
      <text:p text:style-name="P3"><text:s text:c="13"/><text:span text:style-name="T3"><text:s text:c="3"/># mkdir </text:span><text:span text:style-name="T4">springboot</text:span></text:p>
      <text:p text:style-name="P9"><text:s text:c="16"/># cd <text:span text:style-name="T5">springboot</text:span></text:p>
      <text:p text:style-name="P3"><text:s text:c="5"/>Put all the project files inside that directory ... </text:p>
      <text:p text:style-name="P3"/>
      <text:p text:style-name="P3"><text:s text:c="12"/><text:span text:style-name="T3"><text:s text:c="3"/># ls -l</text:span></text:p>
      <text:p text:style-name="P1">.mvn/</text:p>
      <text:p text:style-name="P1">mvnw</text:p>
      <text:p text:style-name="P1">mvnw.cmd</text:p>
      <text:p text:style-name="P1">pom.xml</text:p>
      <text:p text:style-name="P1">src/</text:p>
      <text:p text:style-name="P1">target/</text:p>
      <text:p text:style-name="P12"/>
      <text:p text:style-name="P12"/>
      <text:p text:style-name="P25">STEP-<text:span text:style-name="T21">2</text:span> : Create Dockerfile for <text:span text:style-name="T6">Spring-boot </text:span></text:p>
      <text:p text:style-name="P26">=================================</text:p>
      <text:p text:style-name="P7"/>
      <text:p text:style-name="P7">Create the Dockerfile and enter the following </text:p>
      <text:p text:style-name="P7"/>
      <text:p text:style-name="P8"><text:span text:style-name="T7">NOTE :</text:span> Here, Dockerfile creates the docker image (<text:span text:style-name="T8">java </text:span>as a base image) </text:p>
      <text:p text:style-name="P4"><text:s text:c="13"/></text:p>
      <text:p text:style-name="P6"># vim Dockerfile</text:p>
      <text:p text:style-name="P5"/>
      <text:p text:style-name="P2">FROM java:8</text:p>
      <text:p text:style-name="P2">EXPOSE 8099</text:p>
      <text:p text:style-name="P2"/>
      <text:p text:style-name="P2">ADD /target/FeatureSelection.jar FeatureSelection.jar</text:p>
      <text:p text:style-name="P2"/>
      <text:p text:style-name="P2">ENTRYPOINT [ "java","-jar","FeatureSelection.jar" ]</text:p>
      <text:p text:style-name="Standard"/>
      <text:p text:style-name="Standard"/>
      <text:p text:style-name="P15"><text:span text:style-name="T11">Now its time to build the docker image.. execute the following command .</text:span></text:p>
      <text:p text:style-name="P10"># <text:span text:style-name="T10">mvn clean</text:span></text:p>
      <text:p text:style-name="P10"># <text:span text:style-name="T10">mvn install <text:s text:c="2"/>(NOTE: THIS IS COMMAND WILL CREATE THE JAR FILE)</text:span></text:p>
      <text:p text:style-name="P27"># docker build -f Dockerfile -t <text:span text:style-name="T9">springbootapp</text:span> .</text:p>
      <text:p text:style-name="P27"/>
      <text:p text:style-name="P30"><text:span text:style-name="T12">After that you have to check in local before the image goes to Live Server .</text:span> </text:p>
      <text:p text:style-name="P30"><text:soft-page-break/></text:p>
      <text:p text:style-name="P28"># docker run -p 80<text:span text:style-name="T13">75</text:span>:80<text:span text:style-name="T13">75</text:span> <text:span text:style-name="T9">springbootapp</text:span></text:p>
      <text:p text:style-name="P17"/>
      <text:p text:style-name="P33">STEP-3 : DOCKER IMAGE BACKUP </text:p>
      <text:p text:style-name="P31"/>
      <text:p text:style-name="P29"># docker <text:span text:style-name="T14">save featureservice &gt; feature.tar</text:span></text:p>
      <text:p text:style-name="P16"/>
      <text:p text:style-name="P18">Then let’s transfer the tar file into live server ... </text:p>
      <text:p text:style-name="P24"/>
      <text:p text:style-name="P24"># rsync –progress –stats -avzxl image.tar &lt;DESTINATION&gt;</text:p>
      <text:p text:style-name="P16"/>
      <text:p text:style-name="P35"><text:span text:style-name="T22">STEP-4 : </text:span>In Live Server,</text:p>
      <text:p text:style-name="P16"/>
      <text:p text:style-name="P18">Execuete the following command to extract and load into the server </text:p>
      <text:p text:style-name="P18"/>
      <text:p text:style-name="P24"># docker load -i &lt;tar file&gt;</text:p>
      <text:p text:style-name="P24"/>
      <text:p text:style-name="P24"># docker images [NOTE : Now You Will See The extracted images ] </text:p>
      <text:p text:style-name="P18"/>
      <text:p text:style-name="P18"/>
      <text:p text:style-name="P18">Then Execute the following command to run the docker image</text:p>
      <text:p text:style-name="P18"/>
      <text:p text:style-name="P19"><text:s/><text:span text:style-name="T15"># docker run -p 80</text:span><text:span text:style-name="T16">75</text:span><text:span text:style-name="T15">:80</text:span><text:span text:style-name="T16">75</text:span><text:span text:style-name="T15"> </text:span><text:span text:style-name="T17">springbootapp</text:span></text:p>
      <text:p text:style-name="P1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3:56:16.385570871</meta:creation-date>
    <dc:date>2017-08-27T14:55:32.439581124</dc:date>
    <meta:editing-duration>PT28M46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242" meta:character-count="1695" meta:non-whitespace-character-count="1309"/>
  </office:meta>
</office:document-meta>
</file>